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decode( byte [ ] sAr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se64.encodeToChar( byte [ ] bytes , boolean lineS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e64.decode( String st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dedecodeFast( String 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encodeToByte( byte [ ] sArr , boolean lineS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e64.decode( char [ ] sAr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decodeFast( char [ ] sAr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encodeToString( byte [ ] sArr , boolean line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decodeFast( byte [ ] sAr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